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A0000027ED5F406E98846324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e3e3" officeooo:paragraph-rsid="000ae3e3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54in" fo:min-width="0.1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866in" fo:min-width="0.1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3.7709in" svg:height="6.6457in" draw:z-index="0"><draw:image xlink:href="Pictures/100000000000016A0000027ED5F406E988463241.png" xlink:type="simple" xlink:show="embed" xlink:actuate="onLoad" loext:mime-type="image/png"/></draw:frame><draw:custom-shape text:anchor-type="paragraph" draw:z-index="1" draw:name="Shape1" draw:style-name="gr1" draw:text-style-name="P3" svg:width="0.2614in" svg:height="0.2622in" svg:x="2.4638in" svg:y="0.6925in"><text:p text:style-name="P2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3" svg:width="0.2614in" svg:height="0.2622in" svg:x="3.8909in" svg:y="0.7236in"><text:p text:style-name="P2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3" svg:width="0.2622in" svg:height="0.2634in" svg:x="5.0366in" svg:y="0.6717in"><text:p text:style-name="P2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2" draw:text-style-name="P3" svg:width="0.2622in" svg:height="0.2634in" svg:x="3.7244in" svg:y="0.0984in"><text:p text:style-name="P2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54:03.722166088</meta:creation-date>
    <dc:date>2019-08-23T01:56:16.859335250</dc:date>
    <meta:editing-duration>PT2M12S</meta:editing-duration>
    <meta:editing-cycles>2</meta:editing-cycles>
    <meta:generator>LibreOffice/6.2.5.2$Linux_X86_64 LibreOffice_project/20$Build-2</meta:generator>
    <meta:document-statistic meta:table-count="0" meta:image-count="1" meta:object-count="0" meta:page-count="1" meta:paragraph-count="1" meta:word-count="1" meta:character-count="1" meta:non-whitespace-character-count="1"/>
  </office:meta>
</office:document-meta>
</file>